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2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Standard" style:list-style-name="L1"/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657897712">
          <text:insertion>
            <office:change-info>
              <dc:creator>Bob Jacobsen</dc:creator>
              <dc:date>2010-10-10T10:52:00</dc:date>
            </office:change-info>
          </text:insertion>
        </text:changed-region>
        <text:changed-region text:id="ct657897808">
          <text:deletion>
            <office:change-info>
              <dc:creator>Bob Jacobsen</dc:creator>
              <dc:date>2010-10-10T10:52:00</dc:date>
            </office:change-info>
            <text:h text:style-name="Heading_20_1" text:outline-level="1">Title</text:h>
          </text:deletion>
        </text:changed-region>
        <text:changed-region text:id="ct657888480">
          <text:insertion>
            <office:change-info>
              <dc:creator>Bob Jacobsen</dc:creator>
              <dc:date>2010-10-10T10:52:00</dc:date>
            </office:change-info>
          </text:insertion>
        </text:changed-region>
        <text:changed-region text:id="ct657898944">
          <text:deletion>
            <office:change-info>
              <dc:creator>Bob Jacobsen</dc:creator>
              <dc:date>2010-10-10T10:53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text:id="ct657899040">
          <text:insertion>
            <office:change-info>
              <dc:creator>Bob Jacobsen</dc:creator>
              <dc:date>2010-10-10T10:53:00</dc:date>
            </office:change-info>
          </text:insertion>
        </text:changed-region>
        <text:changed-region text:id="ct657900800">
          <text:insertion>
            <office:change-info>
              <dc:creator>Bob Jacobsen</dc:creator>
              <dc:date>2010-09-12T11:06:00</dc:date>
            </office:change-info>
          </text:insertion>
        </text:changed-region>
        <text:changed-region text:id="ct657909744">
          <text:insertion>
            <office:change-info>
              <dc:creator>Bob Jacobsen</dc:creator>
              <dc:date>2010-10-08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change-start text:change-id="ct657897712"/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<text:change-end text:change-id="ct657897712"/><text:change text:change-id="ct657897808"/><text:change-start text:change-id="ct657888480"/>References and Context (Informative)<text:change-end text:change-id="ct657888480"/></text:h>
      <text:p text:style-name="Standard"><text:change text:change-id="ct657898944"/><text:change-start text:change-id="ct657899040"/>Citations to other docs, as needed.<text:change-end text:change-id="ct657899040"/>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text:change-start text:change-id="ct657900800"/></text:h>
      <text:h text:style-name="Heading_20_2" text:outline-level="2">Subsection Title</text:h>
      <text:h text:style-name="Heading_20_3" text:outline-level="3">Sub-subsection Title<text:change-end text:change-id="ct657900800"/></text:h>
      <text:p text:style-name="Standard">Praesent gravida pulvinar vehicula. Vivamus eu nisl eget sem rutrum suscipit id a magna. Integer id ante odio. </text:p>
      <text:list xml:id="list1762056030" text:style-name="L1">
        <text:list-item>
          <text:p text:style-name="P15">Lorem ipsum dolor sit amet, consectetur adipiscing elit. </text:p>
        </text:list-item>
        <text:list-item>
          <text:p text:style-name="P15">Sed consectetur, ipsum et egestas accumsan, felis erat ornare mauris, sit amet suscipit ante orci sed massa.</text:p>
        </text:list-item>
      </text:list>
      <text:h text:style-name="Heading_20_1" text:outline-level="1"><text:change-start text:change-id="ct657909744"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<text:soft-page-break/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-end text:change-id="ct65790974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113052400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113052544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113052400"/><text:change-start text:change-id="ct1113052544"/>OpenLCB-CAN Praesent Gravida Standard<text:change-end text:change-id="ct1113052544"/></text:p>
      </style:header>
      <style:footer>
        <text:tracked-changes>
          <text:changed-region text:id="ct111304180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113057632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11305772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113041808"/><text:change-start text:change-id="ct1113057632"/><text:span text:style-name="MT2">Copyright 2010, by J. Day, D. Harris, B. Jacobsen, and A. Shepherd</text:span><text:change-end text:change-id="ct1113057632"/><text:change text:change-id="ct1113057728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8:56:43.99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112736032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111273492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112733232">
            <text:insertion>
              <office:change-info>
                <dc:creator>Bob Jacobsen</dc:creator>
                <dc:date>2010-10-10T10:53:00</dc:date>
              </office:change-info>
            </text:insertion>
          </text:changed-region>
          <text:changed-region text:id="ct1112733392">
            <text:format-change>
              <office:change-info>
                <dc:creator>Bob Jacobsen</dc:creator>
                <dc:date>2010-10-08T17:20:00</dc:date>
              </office:change-info>
            </text:format-change>
          </text:changed-region>
          <text:changed-region text:id="ct1112733808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111273915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112739280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1112739376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112736032"/><text:change-start text:change-id="ct1112734928"/>OpenLCB S<text:change-end text:change-id="ct1112734928"/><text:change-start text:change-id="ct1112733232"/>tandard<text:change-end text:change-id="ct111273323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1112733392"/>(title)<text:change-end text:change-id="ct111273339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112733808"/><text:change-start text:change-id="ct1112739152"/><text:date style:data-style-name="N37" text:date-value="2010-10-08T17:19:56" text:fixed="true">10/08/10</text:date><text:change-end text:change-id="ct1112739152"/></text:p>
            </table:table-cell>
            <table:table-cell table:style-name="Table1.C1" office:value-type="string">
              <text:p text:style-name="MP7"><text:change text:change-id="ct1112739280"/><text:change-start text:change-id="ct1112739376"/>Preliminary<text:change-end text:change-id="ct1112739376"/></text:p>
            </table:table-cell>
          </table:table-row>
        </table:table>
        <text:p text:style-name="Header"/>
      </style:header>
      <style:footer>
        <text:tracked-changes>
          <text:changed-region text:id="ct1113057472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112734256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112746448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1113057472"/><text:change-start text:change-id="ct1112734256"/><text:span text:style-name="MT5">10</text:span><text:change-end text:change-id="ct1112734256"/><text:span text:style-name="MT5">, by J. Day, D. Harris, B. Jacobsen, </text:span><text:change text:change-id="ct1112746448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8:56:43.99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(title) Standard</dc:title>
    <meta:initial-creator>Alex Shepherd</meta:initial-creator>
    <meta:creation-date>2009-01-22T07:11:27</meta:creation-date>
    <meta:editing-cycles>58</meta:editing-cycles>
    <meta:editing-duration>PT11H42M16S</meta:editing-duration>
    <meta:generator>OpenOffice.org/3.2$Unix OpenOffice.org_project/320m18$Build-9502</meta:generator>
    <dc:date>2010-10-10T18:56:44</dc:date>
    <dc:creator>Bob Jacobsen</dc:creator>
    <meta:document-statistic meta:table-count="1" meta:image-count="1" meta:object-count="0" meta:page-count="2" meta:paragraph-count="41" meta:word-count="372" meta:character-count="2597"/>
    <meta:user-defined meta:name="Info 1"/>
    <meta:user-defined meta:name="Info 2"/>
    <meta:user-defined meta:name="Info 3"/>
    <meta:user-defined meta:name="Info 4"/>
  </office:meta>
</office:document-meta>
</file>